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1000000A53DB8A5E0BC858B11.png" manifest:media-type="image/png"/>
  <manifest:file-entry manifest:full-path="Pictures/10000201000001830000009B51877D245F165C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officeooo:rsid="00078e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8ea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 text:c="21"/><text:span text:style-name="T2"><text:s/></text:span><text:span text:style-name="T3">OUTPUT-1</text:span></text:p>
      <text:p text:style-name="P1"><text:span text:style-name="T3"/></text:p>
      <text:p text:style-name="P1"><text:span text:style-name="T3"/></text:p>
      <text:p text:style-name="P1"><draw:frame draw:style-name="fr1" draw:name="Image1" text:anchor-type="char" svg:x="2.644cm" svg:y="0cm" svg:width="12.349cm" svg:height="4.946cm" draw:z-index="0"><draw:image xlink:href="Pictures/10000201000001830000009B51877D245F165CAB.png" xlink:type="simple" xlink:show="embed" xlink:actuate="onLoad" loext:mime-type="image/png"/></draw:frame><draw:frame draw:style-name="fr1" draw:name="Image2" text:anchor-type="char" svg:x="2.842cm" svg:y="7.038cm" svg:width="11.878cm" svg:height="4.84cm" draw:z-index="1"><draw:image xlink:href="Pictures/1000020100000161000000A53DB8A5E0BC858B11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8:07:12.508225001</meta:creation-date>
    <dc:date>2021-02-12T18:08:29.692794764</dc:date>
    <meta:editing-duration>PT1M20S</meta:editing-duration>
    <meta:editing-cycles>1</meta:editing-cycles>
    <meta:document-statistic meta:table-count="0" meta:image-count="2" meta:object-count="0" meta:page-count="1" meta:paragraph-count="1" meta:word-count="1" meta:character-count="34" meta:non-whitespace-character-count="8"/>
    <meta:generator>LibreOffice/6.4.6.2$Linux_X86_64 LibreOffice_project/40$Build-2</meta:generator>
  </office:meta>
</office:document-meta>
</file>